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 officeooo:rsid="000c3cc5" officeooo:paragraph-rsid="000c3cc5"/>
    </style:style>
    <style:style style:name="P2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 officeooo:rsid="000c3cc5" officeooo:paragraph-rsid="000c3cc5"/>
    </style:style>
    <style:style style:name="P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color="#ff0000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the 20×20 grid below, four numbers along a diagonal line have been marked in red.</text:p>
      <text:p text:style-name="P4">08 02 22 97 38 15 00 40 00 75 04 05 07 78 52 12 50 77 91 08<text:line-break/>49 49 99 40 17 81 18 57 60 87 17 40 98 43 69 48 04 56 62 00<text:line-break/>81 49 31 73 55 79 14 29 93 71 40 67 53 88 30 03 49 13 36 65<text:line-break/>52 70 95 23 04 60 11 42 69 24 68 56 01 32 56 71 37 02 36 91<text:line-break/>22 31 16 71 51 67 63 89 41 92 36 54 22 40 40 28 66 33 13 80<text:line-break/>24 47 32 60 99 03 45 02 44 75 33 53 78 36 84 20 35 17 12 50<text:line-break/>32 98 81 28 64 23 67 10 <text:span text:style-name="T1">26 </text:span>38 40 67 59 54 70 66 18 38 64 70<text:line-break/>67 26 20 68 02 62 12 20 95 <text:span text:style-name="T1">63 </text:span>94 39 63 08 40 91 66 49 94 21<text:line-break/>24 55 58 05 66 73 99 26 97 17 <text:span text:style-name="T1">78 </text:span>78 96 83 14 88 34 89 63 72<text:line-break/>21 36 23 09 75 00 76 44 20 45 35 <text:span text:style-name="T1">14 </text:span>00 61 33 97 34 31 33 95<text:line-break/>78 17 53 28 22 75 31 67 15 94 03 80 04 62 16 14 09 53 56 92<text:line-break/>16 39 05 42 96 35 31 47 55 58 88 24 00 17 54 24 36 29 85 57<text:line-break/>86 56 00 48 35 71 89 07 05 44 44 37 44 60 21 58 51 54 17 58<text:line-break/>19 80 81 68 05 94 47 69 28 73 92 13 86 52 17 77 04 89 55 40<text:line-break/>04 52 08 83 97 35 99 16 07 97 57 32 16 26 26 79 33 27 98 66<text:line-break/>88 36 68 87 57 62 20 72 03 46 33 67 46 55 12 32 63 93 53 69<text:line-break/>04 42 16 73 38 25 39 11 24 94 72 18 08 46 29 32 40 62 76 36<text:line-break/>20 69 36 41 72 30 23 88 34 62 99 69 82 67 59 85 74 04 36 16<text:line-break/>20 73 35 29 78 31 90 01 74 31 49 71 48 86 81 16 23 57 05 54<text:line-break/>01 70 54 71 83 51 54 69 16 92 33 48 61 43 52 01 89 19 67 48</text:p>
      <text:p text:style-name="P3">The product of these numbers is 26 × 63 × 78 × 14 = 1788696.</text:p>
      <text:p text:style-name="P3">What is the greatest product of four adjacent numbers in the same direction (up, down, left, right, or diagonally) in the 20×20 grid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03:45.743000000</meta:creation-date>
    <dc:date>2015-06-06T13:35:28.876000000</dc:date>
    <meta:editing-duration>PT3M31S</meta:editing-duration>
    <meta:editing-cycles>5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4" meta:word-count="454" meta:character-count="1476" meta:non-whitespace-character-count="1026"/>
  </office:meta>
</office:document-meta>
</file>